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Noto Sans CJK SC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c52f" officeooo:paragraph-rsid="0001c52f"/>
    </style:style>
    <style:style style:name="T1" style:family="text">
      <style:text-properties officeooo:rsid="0001c5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: <text:a xlink:type="simple" xlink:href="http://www.thevintageknob.org/technics-SL-1350.html" text:style-name="Internet_20_link" text:visited-style-name="Visited_20_Internet_20_Link">http://www.thevintageknob.org/technics-SL-1350.html</text:a></text:p>
      <text:p text:style-name="P1"/>
      <text:p text:style-name="Standard">Following the may 1974 SL-1300, the SL-1350 is the same but in 6-disc changer mode.</text:p>
      <text:p text:style-name="Standard"/>
      <text:p text:style-name="Standard">The base and motor are reminiscent of the original SL-1200 which was under development around the same time, and so is, more distantly, the tonearm - the EPA-100 wasn't there yet.</text:p>
      <text:p text:style-name="Standard"/>
      <text:p text:style-name="Standard">The ultra-low-speed brushless DC motor needs only 0,1W to drive the platter but also actuates the tonearm's movements and changer functions with that ecological power !</text:p>
      <text:p text:style-name="Standard"/>
      <text:p text:style-name="Standard">Memo-Gram, the changer function &amp; dial, allows to play and/or repeat up to 6 times 1 disc or go through 6 discs at once.</text:p>
      <text:p text:style-name="Standard">At least 6 sides because the SL-1350 wasn't a Sharp RP-X1 which is normal because the latter didn't exist et in 1974.</text:p>
      <text:p text:style-name="Standard"/>
      <text:p text:style-name="Standard">The gimbal-suspended tonearm has a long effective length of 23cm (for a changer !) and fairly low friction ratios ranging between 6g and 8g for both planes.</text:p>
      <text:p text:style-name="Standard"/>
      <text:p text:style-name="Standard">The base is the same as the original SL-1200 : one-piece diecast aluminium set on on high and rigid feet.</text:p>
      <text:p text:style-name="Standard"/>
      <text:p text:style-name="Standard">I believe the SL-1350 to have been available in black only while the original SL-1300 saw silver and black versions.</text:p>
      <text:p text:style-name="Standard"/>
      <text:p text:style-name="Standard">Gold-plated contacts and low-capacitance cables for CD-4 compatibility were and still are the audiophile touches set in the often clunky world of LP changers.</text:p>
      <text:p text:style-name="Standard"/>
      <text:p text:style-name="Standard"/>
      <text:p text:style-name="Standard">TURNTABLE section</text:p>
      <text:p text:style-name="Standard">Type :<text:tab/>direct-drive automatic changer/turntable</text:p>
      <text:p text:style-name="Standard">Motor :<text:tab/>ultra-low-speed brushless DC</text:p>
      <text:p text:style-name="Standard">Platter :<text:tab/>31cm aluminium diecast, dynamically balanced</text:p>
      <text:p text:style-name="Standard">Speeds :<text:tab/>33 1/3 &amp; 45rpm</text:p>
      <text:p text:style-name="Standard">Speed change method :<text:tab/>electronic</text:p>
      <text:p text:style-name="Standard">Variable pitch controls :<text:tab/>±10% (individual for each speed)</text:p>
      <text:p text:style-name="Standard">Wow &amp; flutter :<text:tab/>0,04% WRMS (JIS C5521)</text:p>
      <text:p text:style-name="Standard">± 0,055% wtd zero to peak (DIN 45507)</text:p>
      <text:p text:style-name="Standard">S/N ratio :<text:tab/>58dB (IEC 179B)</text:p>
      <text:p text:style-name="Standard">45dB (DIN 45539A)</text:p>
      <text:p text:style-name="Standard">70dB (DIN 45539B)</text:p>
      <text:p text:style-name="Standard">TONEARM section</text:p>
      <text:p text:style-name="Standard">Type :<text:tab/>S-shaped tubular &amp; static-balanced</text:p>
      <text:p text:style-name="Standard">anti-skating control &amp; oil-damped cueing</text:p>
      <text:p text:style-name="Standard">Effective length :<text:tab/>23cm</text:p>
      <text:p text:style-name="Standard">Overhang :<text:tab/>15mm</text:p>
      <text:p text:style-name="Standard">Tracking error :<text:tab/>+3° (15cm from 30cm edge)</text:p>
      <text:p text:style-name="Standard">+1° (5,5cm front 30cm center)</text:p>
      <text:p text:style-name="Standard">Horizontal friction :<text:tab/>6...8mg</text:p>
      <text:p text:style-name="Standard">Vertical friction :<text:tab/>6...8mg</text:p>
      <text:p text:style-name="Standard"><text:soft-page-break/>Offset angle :<text:tab/>21,5°</text:p>
      <text:p text:style-name="Standard">Tracking force :<text:tab/>0...3g</text:p>
      <text:p text:style-name="Standard">Cartridge range :<text:tab/>5...11g</text:p>
      <text:p text:style-name="Standard">Headshell weight :<text:tab/>9,5g</text:p>
      <text:p text:style-name="Standard">General</text:p>
      <text:p text:style-name="Standard">PC :<text:tab/>5W (idle)</text:p>
      <text:p text:style-name="Standard">6,5W (operating)</text:p>
      <text:p text:style-name="Standard">Dimensions :<text:tab/>45,3 x 19,9 x 36,6cm</text:p>
      <text:p text:style-name="Standard">Weight :<text:tab/>9,4kg.</text:p>
      <text:p text:style-name="Standard">List price :<text:tab/>69,800¥ (SL-1300, 1976)</text:p>
      <text:p text:style-name="Standard">90,000¥ (SL-1350, 1976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Noto Sans CJK SC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asian="Noto Sans CJK SC" style:font-family-asian="'Noto Sans CJK SC'" style:font-family-generic-asian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" style:font-family-asian="'Noto Sans CJK SC'" style:font-family-generic-asian="swiss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" style:font-family-asian="'Noto Sans CJK SC'" style:font-family-generic-asian="swiss"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10:12:11.386332990</meta:creation-date>
    <dc:date>2023-02-02T10:14:43.145954999</dc:date>
    <meta:editing-duration>PT2M32S</meta:editing-duration>
    <meta:editing-cycles>1</meta:editing-cycles>
    <meta:document-statistic meta:table-count="0" meta:image-count="0" meta:object-count="0" meta:page-count="2" meta:paragraph-count="42" meta:word-count="361" meta:character-count="2160" meta:non-whitespace-character-count="1841"/>
    <meta:generator>LibreOffice/6.4.7.2$Linux_X86_64 LibreOffice_project/40$Build-2</meta:generator>
  </office:meta>
</office:document-meta>
</file>